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7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Laravel-Framework-Kurs für 2 Tage</text:h>
      <text:p text:style-name="Standard"/>
      <text:p text:style-name="Standard">1. Schaut Euch bitte in der Laravel Doku den Unterabschnitt zu „Eloquent Relationships“ an:</text:p>
      <text:p text:style-name="Standard"><text:a xlink:type="simple" xlink:href="https://laravel.com/docs/9.x/eloquent-relationships" text:style-name="Internet_20_link" text:visited-style-name="Visited_20_Internet_20_Link">https://laravel.com/docs/9.x/eloquent-relationships</text:a></text:p>
      <text:p text:style-name="Standard"/>
      <text:p text:style-name="Standard">2. Erstellt bitte für den Admin-User die notwendigen CRUD-Funktionalitäten, um die Daten von Frameworks, <text:s/>Languages, ProgrammingLanguages zu verwalten. Die Models und Controller-Klassen sind bereits erstellt worden (letztere in app/Http/Controllers/Admin). Was noch fehlt, sind die dafür zuständigen Request-Klassen und Views. Letztere sollen in den entsprechenden Unterverzeichnissen in resoursses/views/admin erstellt werden <text:s/>(index.blade.php, edit.blade.php, create.blade.php). In den Controller-Klassen lassen wir die show-Funktion leer. Benutzt für das Erstellen der Request-Klassen 'artisan':</text:p>
      <text:p text:style-name="Standard"/>
      <text:p text:style-name="P1">php artisan make:request „RequestName“ (LanguageRequest, ProgrammingLanguageRequest, FrameworkRequest)</text:p>
      <text:p text:style-name="Standard"/>
      <text:p text:style-name="Standard">Erstellt bitte die entsprechenden Resource-Routen und passt die Validierung in den erstellten</text:p>
      <text:p text:style-name="Standard">Request-Klassen an (es gibt immer nur ein Namens-Feld entsprechend den DB-Tabellen: frameworks, languages, programming_languages). Setzt im oberen linken Menu die Routen für die Links.</text:p>
      <text:p text:style-name="Standard"/>
      <text:p text:style-name="Standard">3. Versucht bitte die CV-Bearbeitungs-Steps soweit Ihr kommt weiter zu bau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8:23</meta:creation-date>
    <dc:date>2022-05-04T16:15:48</dc:date>
    <dc:creator>Bernd Engels</dc:creator>
    <meta:editing-duration>PT1H15M22S</meta:editing-duration>
    <meta:editing-cycles>19</meta:editing-cycles>
    <meta:generator>OpenOffice/4.1.1$Unix OpenOffice.org_project/411m6$Build-9775</meta:generator>
    <meta:document-statistic meta:table-count="0" meta:image-count="0" meta:object-count="0" meta:page-count="1" meta:paragraph-count="8" meta:word-count="141" meta:character-count="1238"/>
  </office:meta>
</office:document-meta>
</file>